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537cm" svg:y="0.51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7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sahara Kenlo</meta:initial-creator>
    <meta:creation-date>2016-03-16T15:12:16.226854949</meta:creation-date>
    <dc:date>2016-03-21T12:00:14.774245482</dc:date>
    <meta:editing-duration>PT54M</meta:editing-duration>
    <meta:editing-cycles>14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5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7" chart:reverse-direction="false" text:line-break="false" chart:link-data-style-to-source="false" chart:axis-position="0"/>
      <style:graphic-properties svg:stroke-width="0.03cm"/>
      <style:text-properties fo:font-size="20pt" style:font-size-asian="20pt" style:font-size-complex="10pt"/>
    </style:style>
    <style:style style:name="ch5" style:family="chart">
      <style:chart-properties style:rotation-angle="0"/>
      <style:text-properties fo:font-family="'Century Schoolbook L'" style:font-style-name="斜体" style:font-family-generic="roman" fo:font-size="20pt" fo:font-style="italic" style:font-size-asian="20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3cm"/>
      <style:text-properties fo:font-size="20pt" style:font-size-asian="20pt" style:font-size-complex="10pt"/>
    </style:style>
    <style:style style:name="ch7" style:family="chart">
      <style:chart-properties chart:auto-position="true" style:rotation-angle="90"/>
      <style:text-properties fo:font-family="'Century Schoolbook L'" style:font-style-name="斜体" style:font-family-generic="roman" fo:font-size="20pt" fo:font-style="italic" style:font-size-asian="20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svg:x="3.646cm" svg:y="0.674cm" style:legend-expansion="custom" chartooo:width="5.729cm" chartooo:height="2.089cm" style:legend-expansion-aspect-ratio="2.74246050741982" chart:style-name="ch2"/>
        <chart:plot-area chart:style-name="ch3" chart:data-source-has-labels="both" svg:x="0.817cm" svg:y="-0.035cm" svg:width="14.222cm" svg:height="8.764cm">
          <chartooo:coordinate-region svg:x="2.312cm" svg:y="0.376cm" svg:width="12.527cm" svg:height="7.943cm"/>
          <chart:axis chart:dimension="x" chart:name="primary-x" chart:style-name="ch4" chartooo:axis-type="auto">
            <chart:title svg:x="14.997cm" svg:y="4.604cm" chart:style-name="ch5">
              <text:p>x</text:p>
            </chart:title>
            <chart:categories table:cell-range-address="local-table.$A$2:.$A$80"/>
          </chart:axis>
          <chart:axis chart:dimension="y" chart:name="primary-y" chart:style-name="ch6">
            <chart:title svg:x="0.001cm" svg:y="4.659cm" chart:style-name="ch7">
              <text:p>y</text:p>
            </chart:title>
          </chart:axis>
          <chart:series chart:style-name="ch8" chart:values-cell-range-address="local-table.$C$2:.$C$80" chart:label-cell-address="local-table.$C$1" chart:class="chart:scatter">
            <chart:domain table:cell-range-address="local-table.$B$2:.$B$80"/>
            <chart:data-point chart:repeated="79"/>
          </chart:series>
          <chart:series chart:style-name="ch9" chart:values-cell-range-address="local-table.$D$2:.$D$80" chart:label-cell-address="local-table.$D$1" chart:class="chart:scatter">
            <chart:data-point chart:repeated="79"/>
          </chart:series>
          <chart:series chart:style-name="ch10" chart:values-cell-range-address="local-table.$E$2:.$E$80" chart:label-cell-address="local-table.$E$1" chart:class="chart:scatter">
            <chart:data-point chart:repeated="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=cos(x)</text:p>
              </table:table-cell>
              <table:table-cell office:value-type="string">
                <text:p>dy/dx</text:p>
              </table:table-cell>
              <table:table-cell office:value-type="string">
                <text:p>-si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0.0499583472197418">
                <text:p>-0.04995834721974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95004165278026">
                <text:p>0.995004165278026</text:p>
              </table:table-cell>
              <table:table-cell office:value-type="float" office:value="-0.149375874367842">
                <text:p>-0.149375874367842</text:p>
              </table:table-cell>
              <table:table-cell office:value-type="float" office:value="-0.0998334166468282">
                <text:p>-0.0998334166468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980066577841242">
                <text:p>0.980066577841242</text:p>
              </table:table-cell>
              <table:table-cell office:value-type="float" office:value="-0.247300887156356">
                <text:p>-0.247300887156356</text:p>
              </table:table-cell>
              <table:table-cell office:value-type="float" office:value="-0.198669330795061">
                <text:p>-0.198669330795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55336489125606">
                <text:p>0.955336489125606</text:p>
              </table:table-cell>
              <table:table-cell office:value-type="float" office:value="-0.342754951227209">
                <text:p>-0.342754951227209</text:p>
              </table:table-cell>
              <table:table-cell office:value-type="float" office:value="-0.29552020666134">
                <text:p>-0.29552020666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21060994002885">
                <text:p>0.921060994002885</text:p>
              </table:table-cell>
              <table:table-cell office:value-type="float" office:value="-0.434784321125124">
                <text:p>-0.434784321125124</text:p>
              </table:table-cell>
              <table:table-cell office:value-type="float" office:value="-0.38941834230865">
                <text:p>-0.38941834230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877582561890373">
                <text:p>0.877582561890373</text:p>
              </table:table-cell>
              <table:table-cell office:value-type="float" office:value="-0.522469469806944">
                <text:p>-0.522469469806944</text:p>
              </table:table-cell>
              <table:table-cell office:value-type="float" office:value="-0.479425538604203">
                <text:p>-0.479425538604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825335614909678">
                <text:p>0.825335614909678</text:p>
              </table:table-cell>
              <table:table-cell office:value-type="float" office:value="-0.604934276251898">
                <text:p>-0.604934276251898</text:p>
              </table:table-cell>
              <table:table-cell office:value-type="float" office:value="-0.564642473395035">
                <text:p>-0.564642473395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764842187284488">
                <text:p>0.764842187284488</text:p>
              </table:table-cell>
              <table:table-cell office:value-type="float" office:value="-0.68135477937323">
                <text:p>-0.68135477937323</text:p>
              </table:table-cell>
              <table:table-cell office:value-type="float" office:value="-0.644217687237691">
                <text:p>-0.644217687237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696706709347165">
                <text:p>0.696706709347165</text:p>
              </table:table-cell>
              <table:table-cell office:value-type="float" office:value="-0.75096741076501">
                <text:p>-0.75096741076501</text:p>
              </table:table-cell>
              <table:table-cell office:value-type="float" office:value="-0.717356090899523">
                <text:p>-0.7173560908995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621609968270665">
                <text:p>0.621609968270665</text:p>
              </table:table-cell>
              <table:table-cell office:value-type="float" office:value="-0.813076624025248">
                <text:p>-0.813076624025248</text:p>
              </table:table-cell>
              <table:table-cell office:value-type="float" office:value="-0.783326909627483">
                <text:p>-0.783326909627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54030230586814">
                <text:p>0.54030230586814</text:p>
              </table:table-cell>
              <table:table-cell office:value-type="float" office:value="-0.867061844425623">
                <text:p>-0.867061844425623</text:p>
              </table:table-cell>
              <table:table-cell office:value-type="float" office:value="-0.841470984807896">
                <text:p>-0.841470984807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453596121425577">
                <text:p>0.453596121425577</text:p>
              </table:table-cell>
              <table:table-cell office:value-type="float" office:value="-0.912383669489038">
                <text:p>-0.912383669489038</text:p>
              </table:table-cell>
              <table:table-cell office:value-type="float" office:value="-0.891207360061435">
                <text:p>-0.891207360061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362357754476674">
                <text:p>0.362357754476674</text:p>
              </table:table-cell>
              <table:table-cell office:value-type="float" office:value="-0.948589258520862">
                <text:p>-0.948589258520862</text:p>
              </table:table-cell>
              <table:table-cell office:value-type="float" office:value="-0.932039085967226">
                <text:p>-0.932039085967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267498828624587">
                <text:p>0.267498828624587</text:p>
              </table:table-cell>
              <table:table-cell office:value-type="float" office:value="-0.975316857243464">
                <text:p>-0.975316857243464</text:p>
              </table:table-cell>
              <table:table-cell office:value-type="float" office:value="-0.963558185417193">
                <text:p>-0.9635581854171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169967142900241">
                <text:p>0.169967142900241</text:p>
              </table:table-cell>
              <table:table-cell office:value-type="float" office:value="-0.99229941232538">
                <text:p>-0.99229941232538</text:p>
              </table:table-cell>
              <table:table-cell office:value-type="float" office:value="-0.98544972998846">
                <text:p>-0.98544972998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707372016677027">
                <text:p>0.0707372016677027</text:p>
              </table:table-cell>
              <table:table-cell office:value-type="float" office:value="-0.999367239689916">
                <text:p>-0.999367239689916</text:p>
              </table:table-cell>
              <table:table-cell office:value-type="float" office:value="-0.997494986604055">
                <text:p>-0.997494986604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0.029199522301289">
                <text:p>-0.029199522301289</text:p>
              </table:table-cell>
              <table:table-cell office:value-type="float" office:value="-0.99644971994236">
                <text:p>-0.99644971994236</text:p>
              </table:table-cell>
              <table:table-cell office:value-type="float" office:value="-0.999573603041505">
                <text:p>-0.999573603041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0.128844494295525">
                <text:p>-0.128844494295525</text:p>
              </table:table-cell>
              <table:table-cell office:value-type="float" office:value="-0.983576003975624">
                <text:p>-0.983576003975624</text:p>
              </table:table-cell>
              <table:table-cell office:value-type="float" office:value="-0.991664810452468">
                <text:p>-0.991664810452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0.227202094693087">
                <text:p>-0.227202094693087</text:p>
              </table:table-cell>
              <table:table-cell office:value-type="float" office:value="-0.960874721704164">
                <text:p>-0.960874721704164</text:p>
              </table:table-cell>
              <table:table-cell office:value-type="float" office:value="-0.973847630878195">
                <text:p>-0.973847630878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0.323289566863504">
                <text:p>-0.323289566863504</text:p>
              </table:table-cell>
              <table:table-cell office:value-type="float" office:value="-0.928572696836389">
                <text:p>-0.928572696836389</text:p>
              </table:table-cell>
              <table:table-cell office:value-type="float" office:value="-0.946300087687414">
                <text:p>-0.946300087687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0.416146836547143">
                <text:p>-0.416146836547143</text:p>
              </table:table-cell>
              <table:table-cell office:value-type="float" office:value="-0.88699268052715">
                <text:p>-0.88699268052715</text:p>
              </table:table-cell>
              <table:table-cell office:value-type="float" office:value="-0.909297426825681">
                <text:p>-0.9092974268256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0.504846104599858">
                <text:p>-0.504846104599858</text:p>
              </table:table-cell>
              <table:table-cell office:value-type="float" office:value="-0.836550126554883">
                <text:p>-0.836550126554883</text:p>
              </table:table-cell>
              <table:table-cell office:value-type="float" office:value="-0.863209366648873">
                <text:p>-0.863209366648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0.588501117255346">
                <text:p>-0.588501117255346</text:p>
              </table:table-cell>
              <table:table-cell office:value-type="float" office:value="-0.777749040244784">
                <text:p>-0.777749040244784</text:p>
              </table:table-cell>
              <table:table-cell office:value-type="float" office:value="-0.80849640381959">
                <text:p>-0.808496403819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0.666276021279825">
                <text:p>-0.666276021279825</text:p>
              </table:table-cell>
              <table:table-cell office:value-type="float" office:value="-0.711176942614212">
                <text:p>-0.711176942614212</text:p>
              </table:table-cell>
              <table:table-cell office:value-type="float" office:value="-0.74570521217672">
                <text:p>-0.745705212176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737393715541246">
                <text:p>-0.737393715541246</text:p>
              </table:table-cell>
              <table:table-cell office:value-type="float" office:value="-0.637499000056882">
                <text:p>-0.637499000056882</text:p>
              </table:table-cell>
              <table:table-cell office:value-type="float" office:value="-0.67546318055115">
                <text:p>-0.67546318055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801143615546934">
                <text:p>-0.801143615546934</text:p>
              </table:table-cell>
              <table:table-cell office:value-type="float" office:value="-0.557451378220135">
                <text:p>-0.557451378220135</text:p>
              </table:table-cell>
              <table:table-cell office:value-type="float" office:value="-0.598472144103956">
                <text:p>-0.5984721441039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856888753368948">
                <text:p>-0.856888753368948</text:p>
              </table:table-cell>
              <table:table-cell office:value-type="float" office:value="-0.471833886481138">
                <text:p>-0.471833886481138</text:p>
              </table:table-cell>
              <table:table-cell office:value-type="float" office:value="-0.515501371821463">
                <text:p>-0.5155013718214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0.904072142017062">
                <text:p>-0.904072142017062</text:p>
              </table:table-cell>
              <table:table-cell office:value-type="float" office:value="-0.381501986515968">
                <text:p>-0.381501986515968</text:p>
              </table:table-cell>
              <table:table-cell office:value-type="float" office:value="-0.427379880233829">
                <text:p>-0.4273798802338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0.942222340668658">
                <text:p>-0.942222340668658</text:p>
              </table:table-cell>
              <table:table-cell office:value-type="float" office:value="-0.287358244809322">
                <text:p>-0.287358244809322</text:p>
              </table:table-cell>
              <table:table-cell office:value-type="float" office:value="-0.334988150155904">
                <text:p>-0.3349881501559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0.970958165149591">
                <text:p>-0.970958165149591</text:p>
              </table:table-cell>
              <table:table-cell office:value-type="float" office:value="-0.190343314508549">
                <text:p>-0.190343314508549</text:p>
              </table:table-cell>
              <table:table-cell office:value-type="float" office:value="-0.239249329213981">
                <text:p>-0.239249329213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0.989992496600446">
                <text:p>-0.989992496600446</text:p>
              </table:table-cell>
              <table:table-cell office:value-type="float" office:value="-0.0914265367283384">
                <text:p>-0.0914265367283384</text:p>
              </table:table-cell>
              <table:table-cell office:value-type="float" office:value="-0.141120008059866">
                <text:p>-0.1411200080598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-0.999135150273279">
                <text:p>-0.999135150273279</text:p>
              </table:table-cell>
              <table:table-cell office:value-type="float" office:value="0.00840374478526473">
                <text:p>0.00840374478526473</text:p>
              </table:table-cell>
              <table:table-cell office:value-type="float" office:value="-0.0415806624332892">
                <text:p>-0.0415806624332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0.998294775794753">
                <text:p>-0.998294775794753</text:p>
              </table:table-cell>
              <table:table-cell office:value-type="float" office:value="0.108150058858883">
                <text:p>0.108150058858883</text:p>
              </table:table-cell>
              <table:table-cell office:value-type="float" office:value="0.0583741434275814">
                <text:p>0.05837414342758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-0.987479769908865">
                <text:p>-0.987479769908865</text:p>
              </table:table-cell>
              <table:table-cell office:value-type="float" office:value="0.206815773294041">
                <text:p>0.206815773294041</text:p>
              </table:table-cell>
              <table:table-cell office:value-type="float" office:value="0.15774569414325">
                <text:p>0.157745694143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-0.966798192579461">
                <text:p>-0.966798192579461</text:p>
              </table:table-cell>
              <table:table-cell office:value-type="float" office:value="0.303415052886648">
                <text:p>0.303415052886648</text:p>
              </table:table-cell>
              <table:table-cell office:value-type="float" office:value="0.255541102026833">
                <text:p>0.2555411020268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0.936456687290796">
                <text:p>-0.936456687290796</text:p>
              </table:table-cell>
              <table:table-cell office:value-type="float" office:value="0.396982709566494">
                <text:p>0.396982709566494</text:p>
              </table:table-cell>
              <table:table-cell office:value-type="float" office:value="0.350783227689621">
                <text:p>0.350783227689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0.896758416334146">
                <text:p>-0.896758416334146</text:p>
              </table:table-cell>
              <table:table-cell office:value-type="float" office:value="0.48658384623739">
                <text:p>0.48658384623739</text:p>
              </table:table-cell>
              <table:table-cell office:value-type="float" office:value="0.442520443294854">
                <text:p>0.4425204432948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0.848100031710407">
                <text:p>-0.848100031710407</text:p>
              </table:table-cell>
              <table:table-cell office:value-type="float" office:value="0.571323197959916">
                <text:p>0.571323197959916</text:p>
              </table:table-cell>
              <table:table-cell office:value-type="float" office:value="0.529836140908495">
                <text:p>0.5298361409084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0.790967711914415">
                <text:p>-0.790967711914415</text:p>
              </table:table-cell>
              <table:table-cell office:value-type="float" office:value="0.650354077142768">
                <text:p>0.650354077142768</text:p>
              </table:table-cell>
              <table:table-cell office:value-type="float" office:value="0.611857890942721">
                <text:p>0.6118578909427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0.725932304200139">
                <text:p>-0.725932304200139</text:p>
              </table:table-cell>
              <table:table-cell office:value-type="float" office:value="0.722886833365283">
                <text:p>0.722886833365283</text:p>
              </table:table-cell>
              <table:table-cell office:value-type="float" office:value="0.687766159183975">
                <text:p>0.6877661591839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0.653643620863611">
                <text:p>-0.653643620863611</text:p>
              </table:table-cell>
              <table:table-cell office:value-type="float" office:value="0.788196743303431">
                <text:p>0.788196743303431</text:p>
              </table:table-cell>
              <table:table-cell office:value-type="float" office:value="0.756802495307929">
                <text:p>0.7568024953079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-0.574823946533268">
                <text:p>-0.574823946533268</text:p>
              </table:table-cell>
              <table:table-cell office:value-type="float" office:value="0.845631251925694">
                <text:p>0.845631251925694</text:p>
              </table:table-cell>
              <table:table-cell office:value-type="float" office:value="0.818277111064411">
                <text:p>0.818277111064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-0.490260821340699">
                <text:p>-0.490260821340699</text:p>
              </table:table-cell>
              <table:table-cell office:value-type="float" office:value="0.894616492607243">
                <text:p>0.894616492607243</text:p>
              </table:table-cell>
              <table:table-cell office:value-type="float" office:value="0.871575772413589">
                <text:p>0.8715757724135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-0.400799172079975">
                <text:p>-0.400799172079975</text:p>
              </table:table-cell>
              <table:table-cell office:value-type="float" office:value="0.934663021015556">
                <text:p>0.934663021015556</text:p>
              </table:table-cell>
              <table:table-cell office:value-type="float" office:value="0.916165936749455">
                <text:p>0.916165936749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-0.307332869978419">
                <text:p>-0.307332869978419</text:p>
              </table:table-cell>
              <table:table-cell office:value-type="float" office:value="0.9653707054764">
                <text:p>0.9653707054764</text:p>
              </table:table-cell>
              <table:table-cell office:value-type="float" office:value="0.951602073889516">
                <text:p>0.9516020738895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-0.21079579943078">
                <text:p>-0.21079579943078</text:p>
              </table:table-cell>
              <table:table-cell office:value-type="float" office:value="0.986432724957252">
                <text:p>0.986432724957252</text:p>
              </table:table-cell>
              <table:table-cell office:value-type="float" office:value="0.977530117665097">
                <text:p>0.9775301176650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0.112152526935055">
                <text:p>-0.112152526935055</text:p>
              </table:table-cell>
              <table:table-cell office:value-type="float" office:value="0.997638634721638">
                <text:p>0.997638634721638</text:p>
              </table:table-cell>
              <table:table-cell office:value-type="float" office:value="0.993691003633464">
                <text:p>0.993691003633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0.0123886634628914">
                <text:p>-0.0123886634628914</text:p>
              </table:table-cell>
              <table:table-cell office:value-type="float" office:value="0.998876469023373">
                <text:p>0.998876469023373</text:p>
              </table:table-cell>
              <table:table-cell office:value-type="float" office:value="0.999923257564101">
                <text:p>0.9999232575641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0874989834394455">
                <text:p>0.0874989834394455</text:p>
              </table:table-cell>
              <table:table-cell office:value-type="float" office:value="0.990133859831288">
                <text:p>0.990133859831288</text:p>
              </table:table-cell>
              <table:table-cell office:value-type="float" office:value="0.996164608835841">
                <text:p>0.996164608835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186512369422574">
                <text:p>0.186512369422574</text:p>
              </table:table-cell>
              <table:table-cell office:value-type="float" office:value="0.971498160406509">
                <text:p>0.971498160406509</text:p>
              </table:table-cell>
              <table:table-cell office:value-type="float" office:value="0.982452612624333">
                <text:p>0.982452612624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283662185463225">
                <text:p>0.283662185463225</text:p>
              </table:table-cell>
              <table:table-cell office:value-type="float" office:value="0.943155572497543">
                <text:p>0.943155572497543</text:p>
              </table:table-cell>
              <table:table-cell office:value-type="float" office:value="0.958924274663139">
                <text:p>0.958924274663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377977742712979">
                <text:p>0.377977742712979</text:p>
              </table:table-cell>
              <table:table-cell office:value-type="float" office:value="0.905389285873965">
                <text:p>0.905389285873965</text:p>
              </table:table-cell>
              <table:table-cell office:value-type="float" office:value="0.925814682327733">
                <text:p>0.9258146823277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468516671300375">
                <text:p>0.468516671300375</text:p>
              </table:table-cell>
              <table:table-cell office:value-type="float" office:value="0.858576648787841">
                <text:p>0.858576648787841</text:p>
              </table:table-cell>
              <table:table-cell office:value-type="float" office:value="0.883454655720155">
                <text:p>0.883454655720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554374336179159">
                <text:p>0.554374336179159</text:p>
              </table:table-cell>
              <table:table-cell office:value-type="float" office:value="0.803185397634736">
                <text:p>0.803185397634736</text:p>
              </table:table-cell>
              <table:table-cell office:value-type="float" office:value="0.832267442223903">
                <text:p>0.8322674422239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634692875942632">
                <text:p>0.634692875942632</text:p>
              </table:table-cell>
              <table:table-cell office:value-type="float" office:value="0.739768983486259">
                <text:p>0.739768983486259</text:p>
              </table:table-cell>
              <table:table-cell office:value-type="float" office:value="0.772764487555989">
                <text:p>0.7727644875559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708669774291258">
                <text:p>0.708669774291258</text:p>
              </table:table-cell>
              <table:table-cell office:value-type="float" office:value="0.6689610421899">
                <text:p>0.6689610421899</text:p>
              </table:table-cell>
              <table:table-cell office:value-type="float" office:value="0.705540325570394">
                <text:p>0.7055403255703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775565878510247">
                <text:p>0.775565878510247</text:p>
              </table:table-cell>
              <table:table-cell office:value-type="float" office:value="0.591469063289103">
                <text:p>0.591469063289103</text:p>
              </table:table-cell>
              <table:table-cell office:value-type="float" office:value="0.631266637872324">
                <text:p>0.631266637872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834712784839157">
                <text:p>0.834712784839157</text:p>
              </table:table-cell>
              <table:table-cell office:value-type="float" office:value="0.508067321021596">
                <text:p>0.508067321021596</text:p>
              </table:table-cell>
              <table:table-cell office:value-type="float" office:value="0.550685542597641">
                <text:p>0.5506855425976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885519516941317">
                <text:p>0.885519516941317</text:p>
              </table:table-cell>
              <table:table-cell office:value-type="float" office:value="0.419589138027173">
                <text:p>0.419589138027173</text:p>
              </table:table-cell>
              <table:table-cell office:value-type="float" office:value="0.464602179413761">
                <text:p>0.4646021794137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927478430744034">
                <text:p>0.927478430744034</text:p>
              </table:table-cell>
              <table:table-cell office:value-type="float" office:value="0.326918559063307">
                <text:p>0.326918559063307</text:p>
              </table:table-cell>
              <table:table-cell office:value-type="float" office:value="0.373876664830241">
                <text:p>0.3738766648302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960170286650365">
                <text:p>0.960170286650365</text:p>
              </table:table-cell>
              <table:table-cell office:value-type="float" office:value="0.230981517922192">
                <text:p>0.230981517922192</text:p>
              </table:table-cell>
              <table:table-cell office:value-type="float" office:value="0.279415498198931">
                <text:p>0.2794154981989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983268438442584">
                <text:p>0.983268438442584</text:p>
              </table:table-cell>
              <table:table-cell office:value-type="float" office:value="0.132736585806334">
                <text:p>0.132736585806334</text:p>
              </table:table-cell>
              <table:table-cell office:value-type="float" office:value="0.182162504272101">
                <text:p>0.1821625042721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996542097023217">
                <text:p>0.996542097023217</text:p>
              </table:table-cell>
              <table:table-cell office:value-type="float" office:value="0.0331653936019828">
                <text:p>0.0331653936019828</text:p>
              </table:table-cell>
              <table:table-cell office:value-type="float" office:value="0.0830894028175026">
                <text:p>0.0830894028175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999858636383415">
                <text:p>0.999858636383415</text:p>
              </table:table-cell>
              <table:table-cell office:value-type="float" office:value="-0.0667371762522175">
                <text:p>-0.0667371762522175</text:p>
              </table:table-cell>
              <table:table-cell office:value-type="float" office:value="-0.0168139004843435">
                <text:p>-0.01681390048434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993184918758193">
                <text:p>0.993184918758193</text:p>
              </table:table-cell>
              <table:table-cell office:value-type="float" office:value="-0.165972930301685">
                <text:p>-0.165972930301685</text:p>
              </table:table-cell>
              <table:table-cell office:value-type="float" office:value="-0.116549204850487">
                <text:p>-0.1165492048504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976587625728025">
                <text:p>0.976587625728025</text:p>
              </table:table-cell>
              <table:table-cell office:value-type="float" office:value="-0.263550337694933">
                <text:p>-0.263550337694933</text:p>
              </table:table-cell>
              <table:table-cell office:value-type="float" office:value="-0.215119988087809">
                <text:p>-0.2151199880878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0.950232591958532">
                <text:p>0.950232591958532</text:p>
              </table:table-cell>
              <table:table-cell office:value-type="float" office:value="-0.358494437232093">
                <text:p>-0.358494437232093</text:p>
              </table:table-cell>
              <table:table-cell office:value-type="float" office:value="-0.311541363513371">
                <text:p>-0.3115413635133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0.914383148235323">
                <text:p>0.914383148235323</text:p>
              </table:table-cell>
              <table:table-cell office:value-type="float" office:value="-0.449856578854936">
                <text:p>-0.449856578854936</text:p>
              </table:table-cell>
              <table:table-cell office:value-type="float" office:value="-0.404849920616591">
                <text:p>-0.4048499206165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0.869397490349829">
                <text:p>0.869397490349829</text:p>
              </table:table-cell>
              <table:table-cell office:value-type="float" office:value="-0.536723902244673">
                <text:p>-0.536723902244673</text:p>
              </table:table-cell>
              <table:table-cell office:value-type="float" office:value="-0.494113351138601">
                <text:p>-0.4941133511386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0.815725100125362">
                <text:p>0.815725100125362</text:p>
              </table:table-cell>
              <table:table-cell office:value-type="float" office:value="-0.618228457820518">
                <text:p>-0.618228457820518</text:p>
              </table:table-cell>
              <table:table-cell office:value-type="float" office:value="-0.578439764388193">
                <text:p>-0.578439764388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0.753902254343311">
                <text:p>0.753902254343311</text:p>
              </table:table-cell>
              <table:table-cell office:value-type="float" office:value="-0.693555879004977">
                <text:p>-0.693555879004977</text:p>
              </table:table-cell>
              <table:table-cell office:value-type="float" office:value="-0.656986598718782">
                <text:p>-0.6569865987187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0.684546666442813">
                <text:p>0.684546666442813</text:p>
              </table:table-cell>
              <table:table-cell office:value-type="float" office:value="-0.76195351910551">
                <text:p>-0.76195351910551</text:p>
              </table:table-cell>
              <table:table-cell office:value-type="float" office:value="-0.72896904012587">
                <text:p>-0.728969040125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0.608351314532262">
                <text:p>0.608351314532262</text:p>
              </table:table-cell>
              <table:table-cell office:value-type="float" office:value="-0.82273797151149">
                <text:p>-0.82273797151149</text:p>
              </table:table-cell>
              <table:table-cell office:value-type="float" office:value="-0.793667863849147">
                <text:p>-0.7936678638491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0.526077517381114">
                <text:p>0.526077517381114</text:p>
              </table:table-cell>
              <table:table-cell office:value-type="float" office:value="-0.87530189806714">
                <text:p>-0.87530189806714</text:p>
              </table:table-cell>
              <table:table-cell office:value-type="float" office:value="-0.850436620628559">
                <text:p>-0.8504366206285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0.4385473275744">
                <text:p>0.4385473275744</text:p>
              </table:table-cell>
              <table:table-cell office:value-type="float" office:value="-0.919120097393644">
                <text:p>-0.919120097393644</text:p>
              </table:table-cell>
              <table:table-cell office:value-type="float" office:value="-0.898708095811622">
                <text:p>-0.8987080958116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0.346635317835036">
                <text:p>0.346635317835036</text:p>
              </table:table-cell>
              <table:table-cell office:value-type="float" office:value="-0.953754752527701">
                <text:p>-0.953754752527701</text:p>
              </table:table-cell>
              <table:table-cell office:value-type="float" office:value="-0.937999976774735">
                <text:p>-0.937999976774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0.251259842582266">
                <text:p>0.251259842582266</text:p>
              </table:table-cell>
              <table:table-cell office:value-type="float" office:value="-0.978859805443906">
                <text:p>-0.978859805443906</text:p>
              </table:table-cell>
              <table:table-cell office:value-type="float" office:value="-0.967919672031484">
                <text:p>-0.9679196720314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0.153373862037876">
                <text:p>0.153373862037876</text:p>
              </table:table-cell>
              <table:table-cell office:value-type="float" office:value="-0.994184414752148">
                <text:p>-0.994184414752148</text:p>
              </table:table-cell>
              <table:table-cell office:value-type="float" office:value="-0.988168233876999">
                <text:p>-0.988168233876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0.0539554205626613">
                <text:p>0.0539554205626613</text:p>
              </table:table-cell>
              <table:table-cell office:value-type="float" office:value="0.00691736161059761">
                <text:p>0.00691736161059761</text:p>
              </table:table-cell>
              <table:table-cell office:value-type="float" office:value="-0.998543345374604">
                <text:p>-0.9985433453746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